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032cm" svg:x="1.254cm" svg:y="9.128cm">
          <text:p text:style-name="P1"><text:span text:style-name="T1">Main</text:span>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0.001cm" svg:height="0.127cm" svg:x="16.621cm" svg:y="8.4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3.81cm" svg:height="2.032cm" svg:x="1.889cm" svg:y="4.302cm">
          <text:p text:style-name="P1"><text:span text:style-name="T1">Listener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1.889cm" svg:y="4.302cm">
          <text:p text:style-name="P1"><text:span text:style-name="T1">Listener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7.985cm" svg:y="0.746cm">
          <text:p text:style-name="P1"><text:span text:style-name="T1">Client 1</text:span></text:p>
          <text:p text:style-name="P1"><text:span text:style-name="T1">Json In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8.112cm" svg:y="6.588cm">
          <text:p text:style-name="P1"><text:span text:style-name="T1">Client 2</text:span></text:p>
          <text:p text:style-name="P1"><text:span text:style-name="T1">Json In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14.589cm" svg:y="4.175cm">
          <text:p text:style-name="P1"><text:span text:style-name="T1">Core</text:span></text:p>
          <draw:enhanced-geometry svg:viewBox="0 0 21600 21600" draw:extrusion="true" draw:type="rectangle" draw:enhanced-path="M 0 0 L 21600 0 21600 21600 0 21600 0 0 Z N"/>
        </draw:custom-shape>
        <draw:line draw:style-name="gr3" draw:text-style-name="P1" draw:layer="layout" svg:x1="0.238cm" svg:y1="4.302cm" svg:x2="1.873cm" svg:y2="4.302cm">
          <text:p/>
        </draw:line>
        <draw:line draw:style-name="gr3" draw:text-style-name="P1" draw:layer="layout" svg:x1="0.254cm" svg:y1="5.445cm" svg:x2="1.889cm" svg:y2="5.445cm">
          <text:p/>
        </draw:line>
        <draw:line draw:style-name="gr3" draw:text-style-name="P1" draw:layer="layout" svg:x1="12.557cm" svg:y1="1.635cm" svg:x2="15.351cm" svg:y2="3.413cm">
          <text:p/>
        </draw:line>
        <draw:line draw:style-name="gr3" draw:text-style-name="P1" draw:layer="layout" svg:x1="14.335cm" svg:y1="4.937cm" svg:x2="12.43cm" svg:y2="4.048cm">
          <text:p/>
        </draw:line>
        <draw:line draw:style-name="gr3" draw:text-style-name="P1" draw:layer="layout" svg:x1="12.684cm" svg:y1="7.604cm" svg:x2="15.097cm" svg:y2="6.461cm">
          <text:p/>
        </draw:line>
        <draw:line draw:style-name="gr3" draw:text-style-name="P1" draw:layer="layout" svg:x1="17.891cm" svg:y1="6.334cm" svg:x2="12.684cm" svg:y2="9.636cm">
          <text:p/>
        </draw:line>
        <draw:frame draw:style-name="gr4" draw:layer="layout" svg:width="4.02cm" svg:height="0.962cm" svg:x="0.219cm" svg:y="2.578cm">
          <draw:text-box>
            <text:p>Connections</text:p>
          </draw:text-box>
        </draw:frame>
        <draw:line draw:style-name="gr3" draw:text-style-name="P1" draw:layer="layout" svg:x1="6.207cm" svg:y1="1.635cm" svg:x2="7.842cm" svg:y2="1.635cm">
          <text:p/>
        </draw:line>
        <draw:frame draw:style-name="gr5" draw:layer="layout" svg:width="2.233cm" svg:height="1.143cm" svg:x="3.974cm" svg:y="1.127cm">
          <draw:text-box>
            <text:p>Traffic</text:p>
          </draw:text-box>
        </draw:frame>
        <draw:line draw:style-name="gr3" draw:text-style-name="P1" draw:layer="layout" svg:x1="6.373cm" svg:y1="7.731cm" svg:x2="8.008cm" svg:y2="7.731cm">
          <text:p/>
        </draw:line>
        <draw:frame draw:style-name="gr4" draw:layer="layout" svg:width="2.233cm" svg:height="0.962cm" svg:x="4.302cm" svg:y="7.223cm">
          <draw:text-box>
            <text:p>Traffic</text:p>
          </draw:text-box>
        </draw:frame>
        <draw:custom-shape draw:style-name="gr1" draw:text-style-name="P2" draw:layer="layout" svg:width="3.81cm" svg:height="2.032cm" svg:x="7.99cm" svg:y="3.253cm">
          <text:p text:style-name="P1"><text:span text:style-name="T1">Client 1</text:span></text:p>
          <text:p text:style-name="P1"><text:span text:style-name="T1">Json out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8.168cm" svg:y="9.095cm">
          <text:p text:style-name="P1"><text:span text:style-name="T1">Client 2</text:span></text:p>
          <text:p text:style-name="P1"><text:span text:style-name="T1">Json out</text:span></text:p>
          <draw:enhanced-geometry svg:viewBox="0 0 21600 21600" draw:extrusion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7T15:32:35</meta:creation-date>
    <dc:date>2013-10-07T15:49:17</dc:date>
    <meta:editing-duration>P0D</meta:editing-duration>
    <meta:editing-cycles>2</meta:editing-cycles>
    <meta:generator>LibreOffice/4.0.2.2$Linux_X86_64 LibreOffice_project/400m0$Build-2</meta:generator>
    <meta:document-statistic meta:object-count="20"/>
  </office:meta>
</office:document-meta>
</file>